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eva" svg:font-family="Geneva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officeooo:paragraph-rsid="000881cf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T3" style:family="text">
      <style:text-properties fo:color="#000000" loext:opacity="100%" style:font-name="Geneva" fo:font-size="12pt" style:text-underline-style="solid" style:text-underline-width="auto" style:text-underline-color="font-color" officeooo:rsid="000881cf" style:font-name-asian="Geneva" style:font-size-asian="12pt" style:font-name-complex="Geneva" style:font-size-complex="12pt"/>
    </style:style>
    <style:style style:name="T4" style:family="text">
      <style:text-properties fo:font-variant="normal" fo:text-transform="none" fo:color="#000000" loext:opacity="100%" style:font-name="Geneva" fo:font-size="12pt" fo:letter-spacing="normal" fo:font-style="normal" style:text-underline-style="solid" style:text-underline-width="auto" style:text-underline-color="font-color" fo:font-weight="normal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}</text:span><text:span text:style-name="T2">(</text:span><text:span text:style-name="T3">FBpp0070001</text:span><text:span text:style-name="T4">Q9W5X6</text:span><text:span text:style-name="T2">FBpp0087084128UPFBpp0308011140UFBpp00829871433EFBpp00875001433ZFBpp007792818CFBpp03088362AAAFBpp03113862ABAFBpp02907223BP5HFBpp00858223HIDHFBpp00772134EBPFBpp00882974ETFBpp03065755HT1RFBpp04231275HT2AFBpp03030895HT2BFBpp00721685NT3BFBpp007203660AFBpp00703686PGDFBpp00732356PGLFBpp01001507B2FBpp00732497LESSFBpp00820357UP2FBpp0079321A29ABFBpp0079747A32CDFBpp0079854A33AFBpp0309468A36DEFBpp0080699A37CFBpp0298292A4FBpp0086228A53EFBpp0072820A62FFBpp0073038A63FFBpp0303433A6FBpp0075572A70AFBpp0074805A76AFBpp0083946A95EFFBpp0301787A98ABFBpp0308972AAASFBpp0078929AATFFBpp0088215ABCD1FBpp0076284ABCE1FBpp0082829ABDAFBpp0373669ABDBFBpp0300634ABHD2FBpp0082297ABITMFBpp0303166ABLFBpp0304816ABRUFBpp0303100AC78CFBpp0076520ACADMFBpp0303611ACASEFBpp0076624ACBPFBpp0305608ACERFBpp0082248ACESFBpp0080130ACEFBpp0303342ACH1FBpp0084023ACH2FBpp0073155ACH3FBpp0084061ACH4FBpp0303364ACKLFBpp0073067ACKFBpp0072275ACM1FBpp0088517ACOX1FBpp0304248ACPMFBpp0078067ACSAFBpp0088615ACSF4FBpp0311818ACT1FBpp0085365ACT2FBpp0071448ACT3FBpp0306215ACT4FBpp0312019ACT5FBpp0082597ACT6FBpp0083892ACTMPFBpp0070331ACTNFBpp0309075ACTYFBpp0082121ACTZFBpp0302693ACXEFBpp0310260ACYP1FBpp0306658ACYP2FBpp0084917ADA17FBpp0081451ADALFBpp0308381ADARFBpp0292772ADASFBpp0080150ADAT1FBpp0310095ADCKFBpp0293288ADCY2FBpp0303284ADF1FBpp0099544ADHRFBpp0081767ADHXFBpp0100048ADHFBpp0083675ADRLFBpp0112986ADRM1FBpp0087272ADROFBpp0073280ADTFBpp0292527ADXH1FBpp0289999ADXH2FBpp0303189AEF1FBpp0077318AFFLFBpp0075313AGO2FBpp0289159AGO3FBpp0075543AGT2LFBpp0070875AGTFBpp0077504AIFM1FBpp0075318AIMP2FBpp0073665AJUBAFBpp0079282AK200FBpp0073069AKHFBpp0291700AKIRNFBpp0082682AKT1FBpp0422656AKTP1FBpp0085632AKTP2FBpp0084373ALFFBpp0075946ALG10FBpp0081608ALG12FBpp0079234ALG5FBpp0079595ALG6FBpp0070931ALG8FBpp0084119ALLSFBpp0289979ALMS1FBpp0078116ALS2FBpp0077713ALFBpp0081135AMALFBpp0303497AMNLSFBpp0074571AMNFBpp0080631AMOSFBpp0071266AMXFBpp0311627AMYBFBpp0086263AMYRFBpp0289728ANAFBpp0311969ANDPFBpp0071992ANGELFBpp0293580ANKHMFBpp0290628ANKL2FBpp0087986ANLNFBpp0088810ANM5FBpp0113056ANM7FBpp0080287ANR49FBpp0081162ANTPFBpp0291143ANX10FBpp0306158ANX11FBpp0307770ANXB9FBpp0088945AP2AFBpp0073673AP3DFBpp0086107APC10FBpp0289288APG12FBpp0307126APH1FBpp0085095APH4FBpp0080554API5FBpp0302921APKCFBpp0111839APLFFBpp0306689APLPFBpp0084534APMAPFBpp0082244APNFBpp0290276APPFBpp0085394APTEFBpp0083174APTXFBpp0312099APTFBpp0303808AQPFBpp0082786AR6P1FBpp0075640ARAFBpp0086687ARC1FBpp0086675ARC2FBpp0083515ARCHFBpp0078224ARF1FBpp0088256ARF4FBpp0086507ARF6FBpp0297199ARI1FBpp0071688ARI2FBpp0075272ARL1FBpp0081328ARL2FBpp0308780ARL8FBpp0085950ARMC6FBpp0082735ARMETFBpp0301575ARMIFBpp0089032ARMFBpp0081483ARNTFBpp0302793ARP2FBpp0076460ARP3FBpp0082979ARP5FBpp0073983ARP</text:span><text:soft-page-break/><text:span text:style-name="T2">6FBpp0074318ARP8FBpp0312086ARPC2FBpp0298351ARRAFBpp0076326ARRBFBpp0099488ASAPFBpp0289571ASATRFBpp0074715ASF1FBpp0073861ASGL1FBpp0297152ASH1FBpp0084040ASH2FBpp0088029ASNAFBpp0289202ASND1FBpp0308484ASPG1FBpp0071652ASPG2FBpp0084071ASPFBpp0307951ASSYFBpp0070073AST3FBpp0070072AST4FBpp0070071AST5FBpp0070074AST8FBpp0076884ASTERFBpp0077617ASTEFBpp0074842ASTRXFBpp0305149ASXFBpp0076134AT5F1FBpp0076209ATAT1FBpp0070034ATAT2FBpp0291188ATBPFBpp0072125ATC1FBpp0082728ATD3AFBpp0307617ATE1FBpp0303417ATF3FBpp0081333ATG13FBpp0071023ATG5FBpp0077881ATKFBpp0084037ATLASFBpp0110174ATMFBpp0088502ATNAFBpp0290167ATOSFBpp0081318ATOFBpp0311983ATP5HFBpp0297124ATP5JFBpp0390630ATP6FBpp0100178ATP8FBpp0071794ATPAFBpp0079012ATPB1FBpp0079009ATPB2FBpp0305828ATPBFBpp0084906ATPGFBpp0072247ATPKFBpp0077020ATPMKFBpp0082522ATPOFBpp0074888ATRIPFBpp0084213ATRXFBpp0074047ATRFBpp0086567ATTAFBpp0290164ATTBFBpp0297062ATTCFBpp0078353ATUFBpp0082555ATX2FBpp0079754AUBFBpp0079769AURKBFBpp0086569AVEFBpp0303103AWHFBpp0084919AXNFBpp0305769AXOFBpp0075919B3G2PFBpp0291409B3G2SFBpp0070612B3GIFBpp0084130B4GT7FBpp0082599B9D1FBpp0292197B9D2FBpp0072538BAB1FBpp0072535BAB2FBpp0307124BACCFBpp0305308BAFFBpp0083486BAGPFBpp0086928BALATFBpp0084243BAMFBpp0073572BAP60FBpp0074204BARH1FBpp0074203BARH2FBpp0297894BARKFBpp0087297BBS4FBpp0294057BCAS3FBpp0082298BCCIPFBpp0081168BCDFBpp0088180BCL9FBpp0070415BCN92FBpp0083435BDBTFBpp0086434BDGEDFBpp0077115BDLFBpp0083975BECN1FBpp0305224BERO2FBpp0080956BEROFBpp0072547BFCFBpp0074861BGBP2FBpp0076237BGBP3FBpp0303213BGBFBpp0072141BGCNFBpp0080167BGMFBpp0076434BI1FBpp0303019BIBFBpp0080361BICCFBpp0303259BICDFBpp0075500BICRDFBpp0073447BIPFBpp0290948BL1S1FBpp0075932BL1S2FBpp0111364BL1S3FBpp0075998BL1S4FBpp0310877BL1S5FBpp0289374BL1S6FBpp0081910BLMFBpp0085843BM01FBpp0085845BM02FBpp0309289BM03FBpp0085908BM23FBpp0075846BMCPFBpp0310437BN3D2FBpp0073194BN3D3FBpp0074427BNBFBpp0293525BND7AFBpp0085116BNKFBpp0099982BOCKSFBpp0085848BOM05FBpp0085906BOM06FBpp0085847BOMT2FBpp0088519BOP1FBpp0074874BORAFBpp0073805BORC8FBpp0079417BOREAFBpp0084323BOSSFBpp0070964BOUDFBpp0304242BOULEFBpp0077181BOWELFBpp0078210BOYBFBpp0307610BRATFBpp0303432BRC4FBpp0072209BRCA2FBpp0311524BRDHFBpp0310889BRE1FBpp0303193BRMFBpp0070606BRNFBpp0072026BROWNFBpp0072643BROFBpp0080933BRUNFBpp0073098BRX1FBpp0070426BSCL2FBpp0088920BSHFBpp0306532BTBD9FBpp0071314BTDFBpp0073637BTHDFBpp0111749BTKLFBpp0288933BUN2FBpp0083529BURSFBpp0305943BX42FBpp0304380BYNFBpp0071046BYSFBpp0072724C1139FBpp0083145C12A4FBpp0083144C12A5FBpp0085792C12B2FBpp0311798C12C1FBpp0290498C12E1FBpp0087219C19L1FBpp0073887C19L2FBpp0079388C1GLTFBpp0081741C1TCFBpp0080164C28A5FBpp0305230C28C1FBpp0078698C28D1FBpp0078697C28D2FBpp0297275C2D1FBpp0298338C2D2AFBpp0080197C3390FBpp0289753C3GFBpp0078388C42ESFBpp0293134C49A1FBpp0113050C4AA1FBpp0078701C4AC1FBpp028968</text:span><text:soft-page-break/><text:span text:style-name="T2">3C4AC2FBpp0078703C4AC3FBpp0087839C4AD1FBpp0070372C4AE1FBpp0301778C4D14FBpp0072837C4D20FBpp0079095C4D21FBpp0312025C4G15FBpp0309072C5210FBpp0087770C6A13FBpp0311646C6A14FBpp0311631C6A17FBpp0308423C6A18FBpp0086583C6A19FBpp0289404C6A20FBpp0086586C6A21FBpp0311630C6A22FBpp0086582C6A23FBpp0082413CA131FBpp0086204CAB32FBpp0423194CAC1AFBpp0089047CAC1DFBpp0089296CACTFBpp0293207CAD86FBpp0081987CAD87FBpp0290916CAD89FBpp0084248CAD96FBpp0084854CAD99FBpp0071475CADEFBpp0072097CADFFBpp0300935CADN2FBpp0099721CADNFBpp0307151CADFBpp0082511CAF1FBpp0085614CAHD1FBpp0291175CALLFBpp0293502CALMFBpp0306685CALRFBpp0086383CALYPFBpp0309435CANAFBpp0070731CANB1FBpp0301600CANB2FBpp0076072CANBFBpp0074005CANCFBpp0304507CAND1FBpp0088620CANDFBpp0078034CAPARFBpp0291850CAPONFBpp0311792CAPR1FBpp0298334CAPSFBpp0288517CAPUFBpp0071461CAPZAFBpp0304020CAPZBFBpp0305840CARM1FBpp0070305CARMEFBpp0080925CARTFBpp0071971CASP1FBpp0113052CASP8FBpp0078374CASFBpp0074825CATAFBpp0309346CATINFBpp0086719CATLFBpp0075641CAUPFBpp0083943CAVFBpp0073996CAZFBpp0079464CBPA1FBpp0089126CBPDFBpp0085801CC130FBpp0293006CCAPRFBpp0083726CCAPFBpp0070480CCCPFBpp0088436CCD1DFBpp0311725CCD1PFBpp0075096CCD22FBpp0300642CCDCXFBpp0086052CCH1RFBpp0423126CCH2RFBpp0112144CCHA1FBpp0292355CCHA2FBpp0075807CCNAFBpp0306645CCNB3FBpp0071822CCNBFBpp0082469CCNCFBpp0294012CCNEFBpp0305335CCNTFBpp0073036CCZ1FBpp0079616CD2B2FBpp0072660CDC37FBpp0301153CDC42FBpp0304488CDGAPFBpp0073874CDIPTFBpp0078014CDK12FBpp0079641CDK1FBpp0289675CDK2FBpp0086483CDK5FBpp0076098CDK8FBpp0086116CDKALFBpp0307997CDPF1FBpp0312164CDSFBpp0072299CDV3FBpp0304992CE290FBpp0072179CEBPFBpp0084977CECA1FBpp0085002CECBFBpp0084980CECCFBpp0297720CED6FBpp0080123CEG1AFBpp0082435CEP78FBpp0086454CEP89FBpp0312431CF1AFBpp0073074CF298FBpp0422630CF2FBpp0079634CFA20FBpp0100115CG445FBpp0076437CGASLFBpp0112289CGLR2FBpp0076299CH15FBpp0076301CH16FBpp0076298CH18FBpp0076300CH19FBpp0071150CH36FBpp0289676CH38FBpp0073290CH60AFBpp0077665CH60BFBpp0078742CH60CFBpp0303134CHAOFBpp0297122CHD1FBpp0074766CHD3FBpp0099808CHDMFBpp0303592CHI10FBpp0080396CHIFFBpp0297108CHIT2FBpp0080443CHK1FBpp0087704CHM4FBpp0305334CHMP5FBpp0292932CHNMOFBpp0293745CHNFBpp0099774CHRBFBpp0308688CHRCFBpp0083939CHRD1FBpp0084839CIA30FBpp0086590CIAO1FBpp0306420CICFBpp0086787CIDFBpp0070064CINFBpp0084774CISD2FBpp0070871CISYFBpp0088245CIFBpp0081735CK5P1FBpp0071478CK5P3FBpp0079399CKS1FBpp0082766CL16AFBpp0080529CL190FBpp0099821CLAMPFBpp0088470CLASPFBpp0088397CLATFBpp0082002CLCN2FBpp0290348CLCFBpp0089398CLHFBpp0073666CLICFBpp0099478CLOCKFBpp0086820CLP1FBpp0312156CLSPNFBpp0086380CLUFBpp0297541CMCFBpp0087273CMIP2FBpp0309962CMTR1FBpp0088518CMTR2FBpp0071903CNBPFBpp0303398CNCFBpp0076921CNEP1FBpp0292051CNGAFBpp0308005CNIFBpp0301625CNNFBpp0401462CNO10FBpp0078641CO4A1FBpp0291477COA3FBpp0310529COA7FBpp0070300COA8FB</text:span><text:soft-page-break/><text:span text:style-name="T2">pp0306664COG1FBpp0082568COG2FBpp0077262COG3FBpp0079628COG4FBpp0080553COG5FBpp0087676COG6FBpp0084875COG7FBpp0079833COG8FBpp0100132COILFBpp0301725COLDFBpp0292667COLL1FBpp0111722COLLFBpp0077414COLTFBpp0075333COMM2FBpp0305237COMMFBpp0301699CONNFBpp0078557CONTFBpp0110554CONUFBpp0080048COPB2FBpp0074348COPBFBpp0303129COPGFBpp0085450COQ10FBpp0081347COQ2FBpp0289097COQ4FBpp0311954COQ5FBpp0078759COQ6FBpp0087999COQ9FBpp0300441CORTOFBpp0078949CORTFBpp0082386CORZFBpp0088087COSFBpp0307957COWFBpp0100176COX1FBpp0100177COX2FBpp0100180COX3FBpp0081947COX5AFBpp0296960COX7AFBpp0301614CP131FBpp0300785CP132FBpp0082086CP133FBpp0082136CP134FBpp0082088CP135FBpp0074381CP18AFBpp0082581CP190FBpp0084880CP2BFBpp0086937CP301FBpp0073061CP302FBpp0310367CP303FBpp0082159CP304FBpp0074694CP305FBpp0309669CP306FBpp0312220CP307FBpp0074375CP308FBpp0080627CP310FBpp0073473CP311FBpp0305085CP312FBpp0310719CP313FBpp0305245CP314FBpp0081949CP315FBpp0304450CP316FBpp0311812CP317FBpp0073460CP318FBpp0307161CP391FBpp0077428CP392FBpp0085074CP4C3FBpp0070412CP4D1FBpp0311678CP4D2FBpp0076543CP4D8FBpp0087825CP4E1FBpp0308387CP4E2FBpp0079515CP4E3FBpp0070094CP4G1FBpp0087673CP4P1FBpp0087672CP4P2FBpp0087674CP4P3FBpp0073845CP4S3FBpp0085466CP6A2FBpp0086585CP6A8FBpp0289405CP6A9FBpp0071839CP6D2FBpp0083697CP6D4FBpp0088707CP6D5FBpp0308668CP6G1FBpp0087117CP6G2FBpp0076908CP6T1FBpp0087101CP6T3FBpp0311788CP6U1FBpp0076968CP6V1FBpp0311596CP6W1FBpp0088127CP9B1FBpp0088126CP9B2FBpp0072228CP9C1FBpp0082070CP9F2FBpp0086933CP9H1FBpp0081467CPD1FBpp0072136CPESYFBpp0307585CPLXFBpp0082021CPNFBpp0303306CPOFBpp0078465CPR1FBpp0089163CPSF1FBpp0084726CPSF2FBpp0083105CPSF3FBpp0077676CPSF4FBpp0076433CPSF6FBpp0310013CRAGFBpp0081652CRBNFBpp0293268CRBFBpp0089339CREBAFBpp0402805CREBBFBpp0110093CRERFFBpp0075854CRIMFBpp0088182CRKFBpp0084303CRLS1FBpp0070472CRMFBpp0070402CRNFBpp0078049CROCFBpp0079924CROKFBpp0077747CRQFBpp0083150CRY1FBpp0311229CSK2AFBpp0089135CSK2BFBpp0085590CSK2CFBpp0303394CSKPFBpp0074841CSN1FBpp0308633CSN2FBpp0077927CSN3FBpp0087935CSN4FBpp0082743CSN5FBpp0083658CSN6FBpp0087821CSN7FBpp0079262CSN8FBpp0086852CSN9FBpp0305853CSTN1FBpp0080687CSUPFBpp0070363CSWFBpp0311543CT2NLFBpp0306582CTBPFBpp0077230CTF18FBpp0084741CTL12FBpp0073088CTL1LFBpp0070037CTNAFBpp0083750CTNSFBpp0087712CTU1FBpp0303745CTU2FBpp0079123CUA1FBpp0271945CUBNFBpp0072590CUEFBpp0087141CUFFFBpp0087922CUL1FBpp0078062CUP7FBpp0081186CUP8FBpp0082926CUP9FBpp0079016CUPPFBpp0312102CUPFBpp0292328CUTCFBpp0071026CUTFBpp0071259CWC15FBpp0080638CWC22FBpp0081723CWOFBpp0071262CXXC1FBpp0073809CYA1FBpp0304264CYB5RFBpp0087979CYB5FBpp0390634CYBFBpp0080445CYC1FBpp0080446CYC2FBpp0305520CYCGFBpp0074693CYCLFBpp0082541CYFIPFBpp0072874CYHR1FBpp0077688CYPRFBpp0082439CYTLFBpp0087585D2MPFBpp0081044DAAF1FBpp0085901DAAF3FBpp0082402DAAF5FBpp0303222DABFBpp0079324DAD1FBpp0081</text:span><text:soft-page-break/><text:span text:style-name="T2">564DALMAFBpp0297069DALYFBpp0084155DANRFBpp0303320DANFBpp0290243DAPKRFBpp0112047DAR1FBpp0303037DATFBpp0078890DAXXFBpp0423185DAFBpp0075561DBNLFBpp0076410DBR1FBpp0084724DCA10FBpp0307414DCA12FBpp0293270DCAF1FBpp0079584DCAMFBpp0073131DCEFBpp0311591DCHSFBpp0110579DCLKFBpp0297285DCNL1FBpp0086916DCNL3FBpp0074607DCNL4FBpp0087939DCOR1FBpp0087940DCOR2FBpp0306615DCOFBpp0083717DCR1FBpp0086061DCR2FBpp0074597DCTDFBpp0075498DCTN1FBpp0087722DCTN2FBpp0087607DCUPFBpp0082177DDB1FBpp0080710DDCFBpp0083451DDRGKFBpp0078301DDX17FBpp0312062DDX18FBpp0304166DDX19FBpp0078144DDX1FBpp0306433DDX3FBpp0078606DDX41FBpp0080997DDX47FBpp0087645DDX49FBpp0075106DDX51FBpp0074936DDX52FBpp0081355DDX55FBpp0079565DDX6FBpp0304463DEAF1FBpp0071097DEC13FBpp0077453DECAFBpp0075727DEFI8FBpp0087518DEFIFBpp0078810DEGS1FBpp0308670DEIFBpp0088975DEJPFBpp0305298DELFBpp0074121DENRFBpp0306799DERL1FBpp0081138DFDFBpp0310269DFPFBpp0300813DGK1FBpp0305778DGK2FBpp0293459DGKHFBpp0309535DGT2FBpp0271922DGT3FBpp0305385DGT4FBpp0087059DGT5FBpp0084783DGT6FBpp0080698DHAPPFBpp0073988DHB4FBpp0088988DHE3FBpp0422604DHGLFBpp0084910DHRS7FBpp0083857DHSDFBpp0085117DHTK1FBpp0088040DHX15FBpp0401582DHX33FBpp0086647DHX8FBpp0076418DHYSFBpp0305794DIAP1FBpp0086431DIAP2FBpp0297103DIAFBpp0075488DICHFBpp0084794DIEFBpp0290792DIFFBpp0084729DIM1FBpp0305546DIMMFBpp0072420DIP2FBpp0085802DIPAFBpp0074028DISCFBpp0078314DISPFBpp0079308DIUXFBpp0086741DJ1AFBpp0401456DJ1BFBpp0073862DJC25FBpp0077720DJSHVFBpp0088683DJFBpp0290083DKC1FBpp0290503DLG1FBpp0086020DLISHFBpp0289353DLLFBpp0072673DLTFBpp0083153DLFBpp0085546DMAP1FBpp0110219DMDAFBpp0072935DMYCFBpp0076830DNAJ1FBpp0309152DNAT2FBpp0089101DNATFBpp0290487DNJ60FBpp0311238DNJC5FBpp0302815DNKFBpp0072041DNLI1FBpp0289029DOAFBpp0076894DODFBpp0085222DOHHFBpp0074525DOMEFBpp0309691DOMFBpp0312592DONSFBpp0303087DOP1FBpp0303554DOPR1FBpp0303325DOPR2FBpp0080560DORSFBpp0072803DOSFBpp0292801DOT1LFBpp0081829DPH3FBpp0080817DPM1FBpp0087879DPNFBpp0113035DPOA2FBpp0075277DPOD1FBpp0072658DPOD2FBpp0292263DPOD3FBpp0083800DPOE1FBpp0076789DPOE2FBpp0099657DPOE3FBpp0290461DPOE4FBpp0080148DPOG1FBpp0099758DPOG2FBpp0083514DPOLAFBpp0082131DPOLQFBpp0087907DPOZFBpp0081331DPP3FBpp0074383DPY19FBpp0079701DPY30FBpp0071104DRC1FBpp0311223DRC4FBpp0110094DRC7FBpp0309863DRD2LFBpp0080284DRE2FBpp0084848DRICEFBpp0071982DRIFBpp0311097DRMFBpp0076076DRONCFBpp0301076DROSFBpp0306204DRPRFBpp0303369DSCLFBpp0305445DSFFBpp0073310DSHFBpp0078628DSKFBpp0311805DSO1FBpp0099553DSO2FBpp0071248DSOR1FBpp0303107DSXFBpp0077708DSFBpp0074829DTBP1FBpp0290123DTDFBpp0081096DTWD2FBpp0070876DTXFBpp0289611DUOXFBpp0303122DUSK3FBpp0074510DUSK4FBpp0078754DX39BFBpp0074126DXOFBpp0304991DYHCFBpp0088428DYINFBpp0423173DYL1FBpp0077590DYL2FBpp0082996DYLTFBpp0087755DYMFBpp0305866DYNFBpp0307879DYRK2FBpp0099820DYRK3FBpp0110210DYRFBpp008402</text:span><text:soft-page-break/><text:span text:style-name="T2">5DZIP1FBpp0078417E2AK3FBpp0311412E2F1FBpp0312101E2F2FBpp0073031E631FBpp0099825E74EBFBpp0297726E75BBFBpp0077963E78CFBpp0306049EAF3FBpp0076832EAF6FBpp0088079EAFFBpp0082539EASTFBpp0300843EASFBpp0077715EBIFBpp0083505EBOFBpp0085119EBP2FBpp0072781ECDFBpp0082885ECLHFBpp0087116ECM29FBpp0076592ECOFBpp0291631ECRFBpp0078296ECSITFBpp0074970EDC3FBpp0079819EDC4FBpp0304260EF1A1FBpp0085193EF1A2FBpp0311691EF1BFBpp0079542EF1DFBpp0291632EF1GFBpp0305182EF2FBpp0079041EFGMFBpp0309283EFHD2FBpp0309827EFM5FBpp0080918EFNMTFBpp0100147EFR3FBpp0080547EFTSFBpp0071571EGFRFBpp0070423EGHFBpp0078092EGONFBpp0088565EI3D1FBpp0082019EI3D2FBpp0078532EI3F1FBpp0085334EI3F2FBpp0070430EI3G1FBpp0083293EI3G2FBpp0306862EIF1AFBpp0078095EIF2AFBpp0312226EIF3AFBpp0086098EIF3BFBpp0309235EIF3CFBpp0075104EIF3EFBpp0078667EIF3HFBpp0078689EIF3IFBpp0087475EIF3JFBpp0071587EIF3KFBpp0075754EIF3LFBpp0086705EIF3MFBpp0087493EIGERFBpp0298002ELAVFBpp0077114ELBA1FBpp0077377ELBA2FBpp0077070ELBA3FBpp0309706ELBOWFBpp0288984ELF1FBpp0088654ELG1FBpp0303200ELGFBpp0310656ELLFBpp0083766ELOA1FBpp0112564ELOF1FBpp0081622ELOFFBpp0075114ELOV6FBpp0081313ELOV7FBpp0307426ELP1FBpp0087307ELP2FBpp0077129ELP3FBpp0078729ELP4FBpp0074515ELYSFBpp0303608EMALFBpp0071818EMC89FBpp0072477EMCFBpp0085960EMREFBpp0082326EMSFBpp0113115ENAFBpp0305410ENCFBpp0073243ENDOUFBpp0078463ENOPHFBpp0077572ENOFBpp0311218ENY2BFBpp0073385ENY2FBpp0077447EOGTFBpp0073792EOFBpp0085697EPB41FBpp0271890EPG5FBpp0303396EPPFBpp0075982ERCC3FBpp0079613ERD2FBpp0304202ERF1FBpp0308244ERI2FBpp0071264ERK7FBpp0311493ERKAFBpp0303235ERMFBpp0073073ERO1LFBpp0071210ERu(FBpp0080293ESCAFBpp0079907ESCFBpp0301783ESM1FBpp0084354ESM2FBpp0084332ESM3FBpp0084353ESM4FBpp0084352ESM5FBpp0084333ESM6FBpp0084334ESM7FBpp0084335ESM8FBpp0084330ESMAFBpp0084355ESMBFBpp0084329ESMCFBpp0084328ESMDFBpp0302896ESNFBpp0071145ESS2FBpp0305575EST6FBpp0075736ESTPFBpp0089401ET96BFBpp0072908ETIF1FBpp0312433ETS3FBpp0084594ETS4FBpp0310465ETS6FBpp0087478EVEFBpp0076279EVG1FBpp0073392EVI5FBpp0300529EWGFBpp0075607EXD1FBpp0081878EXD2FBpp0305514EXDFBpp0080675EXO1FBpp0074993EXOC1FBpp0077208EXOC2FBpp0085888EXOC3FBpp0078326EXOC4FBpp0083932EXOC5FBpp0083436EXOC6FBpp0076339EXOC7FBpp0311555EXOS3FBpp0311911EXOSXFBpp0077719EXPAFBpp0423167EXT1FBpp0099953EXT2FBpp0085763EXT3FBpp0291491EXUFBpp0078964EYAFBpp0311005EYSFBpp0306192EZFBpp0070573F10A1FBpp0082085F172AFBpp0423142FA20CFBpp0075038FABDFBpp0083399FACD2FBpp0076791FACE2FBpp0291416FACR1FBpp0309070FACR2FBpp0086266FACR3FBpp0083574FADDFBpp0085202FAFFBpp0079948FAM92FBpp0087756FANCIFBpp0081681FANCLFBpp0306724FANCMFBpp0111715FAS1FBpp0310127FAS2FBpp0111717FAS3FBpp0304968FAT2FBpp0077167FATFBpp0310816FAUFBpp0075170FAXCFBpp0075491FBP1FBpp0310073FBP2FBpp0071892FBRLFBpp0086875FBSP1FBpp0073101FBXW7FBpp0071816FCLFBpp0070517FCP3CFBpp0071809FD3FBpp0308353FD4FBpp0084146FD5FBpp0087058FDLFBpp0310753FE</text:span><text:soft-page-break/><text:span text:style-name="T2">M1AFBpp0085558FEM1BFBpp0086223FEN1FBpp0081911FER3FBpp0081530FERFBpp0082970FGFR1FBpp0075520FGFR2FBpp0304603FGOP2FBpp0078887FICDFBpp0303790FIGL1FBpp0271716FIS1FBpp0076880FITM2FBpp0085703FKB12FBpp0082574FKB39FBpp0309663FKB59FBpp0072146FKBP6FBpp0303365FKHFBpp0086773FL2DFBpp0074423FLACCFBpp0076893FLIIFBpp0308015FLNAFBpp0086485FLOT1FBpp0303248FLOT2FBpp0075297FLOWRFBpp0070660FLTOPFBpp0309525FMARFBpp0300445FMR1FBpp0087471FMRFFBpp0077925FNGFBpp0305384FOGFBpp0311670FOIFBpp0085933FOJOFBpp0288515FOSLAFBpp0076609FOXFFBpp0301542FOXL1FBpp0293589FOXOFBpp0071283FRDAFBpp0074616FRG1FBpp0077577FRITZFBpp0303228FRIZ2FBpp0111841FRIZ3FBpp0070977FRIZ4FBpp0303135FRIZFBpp0075517FRLFBpp0099625FRQ1FBpp0305513FRQ2FBpp0309032FRRS1FBpp0290499FRUFBpp0297352FRYFBpp0305499FSHFBpp0070463FSYAFBpp0081008FTF1BFBpp0304969FTNFBpp0074853FTZF1FBpp0081139FTZFBpp0312400FUCOFBpp0081352FUCT1FBpp0075394FUCTAFBpp0312203FUCTBFBpp0289204FUCTCFBpp0307777FUR11FBpp0074042FUR2FBpp0074373FUSEDFBpp0086479FUSILFBpp0073457FUT8FBpp0300235FUTSCFBpp0079317FUZZYFBpp0088523FYV1FBpp0083791FZOFBpp0077386G23AFBpp0081037G39ABFBpp0087977G3P1FBpp0073922G3P2FBpp0074517G6PDFBpp0087760G6PIFBpp0310031GA2PEFBpp0072033GAD1FBpp0305260GAGAFBpp0072455GALEFBpp0309592GALL1FBpp0075999GALL2FBpp0086464GALT1FBpp0292961GALT2FBpp0088130GALT3FBpp0305447GALT4FBpp0078663GALT5FBpp0072843GALT6FBpp0311917GALT7FBpp0075331GALT8FBpp0086258GALT9FBpp0078951GALTFBpp0303201GAP1FBpp0309496GAP2FBpp0071562GAR1FBpp0075386GARSFBpp0083132GATAFBpp0083969GATBFBpp0088773GATCFBpp0088169GAWKYFBpp0089184GBB1FBpp0074717GBB2FBpp0087726GBG1FBpp0312039GBGEFBpp0303680GBLPFBpp0074905GBRALFBpp0089263GBRB3FBpp0305970GBRBFBpp0311540GBS76FBpp0291485GC76CFBpp0071507GCH1FBpp0087789GCLFBpp0079435GCM2FBpp0307464GCMFBpp0074544GCP2FBpp0073672GCP3FBpp0079623GCP4FBpp0078066GCSHFBpp0111769GCY3EFBpp0110261GCY8EFBpp0110263GCYDAFBpp0082745GCYDBFBpp0084819GCYHFBpp0088009GDAP2FBpp0306207GDLFBpp0085514GDS1FBpp0304588GDFBpp0072194GEKFBpp0078608GELSFBpp0074799GEMI2FBpp0076879GENFBpp0112104GET4FBpp0075596GFI1FBpp0078379GGNB2FBpp0290108GGYF1FBpp0070444GIANTFBpp0082228GILT1FBpp0083827GILT2FBpp0083826GILT3FBpp0075166GILFBpp0087353GITFBpp0080518GL36AFBpp0312485GL43AFBpp0303075GLASFBpp0307439GLCTKFBpp0301888GLD2AFBpp0309611GLD2BFBpp0087775GLE1FBpp0083555GLECFBpp0086902GLIS2FBpp0077774GLNA1FBpp0310162GLNA2FBpp0076691GLR1FBpp0077211GLT10FBpp0075334GLT11FBpp0075330GLT12FBpp0084684GLT13FBpp0078732GLT25FBpp0080202GLT35FBpp0079331GLTFBpp0310353GLUCLFBpp0292905GLYR1FBpp0078685GMDSFBpp0080408GMFFBpp0311384GMPPBFBpp0303328GNA1FBpp0075113GNAFFBpp0076643GNAIFBpp0306274GNALFBpp0089316GNAOFBpp0305314GNAQFBpp0072052GNASFBpp0074817GNBP1FBpp0082867GNL3FBpp0078735GNPIFBpp0074133GOEFBpp0084013GOGA5FBpp0289416GOLIFBpp0100140GOLP3FBpp0074991GORABFBpp0083076GOSR1FBpp0076849GOSR2FBpp0086524GPAN</text:span><text:soft-page-break/><text:span text:style-name="T2">1FBpp0305431GPDAFBpp0070333GPI8FBpp0311517GPRK1FBpp0085149GPRK2FBpp0086255GPRSFBpp0075534GPTC1FBpp0289461GR02AFBpp0070768GR05AFBpp0071246GR08AFBpp0071355GR09AFBpp0312371GR10AFBpp0073395GR10BFBpp0077671GR21AFBpp0077565GR22AFBpp0099546GR22BFBpp0077566GR22CFBpp0301799GR22DFBpp0077556GR22EFBpp0077568GR22FFBpp0079087GR28AFBpp0089145GR28BFBpp0079787GR32AFBpp0079919GR33AFBpp0080515GR36AFBpp0080516GR36BFBpp0080517GR36CFBpp0081050GR39BFBpp0311196GR43AFBpp0087228GR47BFBpp0085554GR57AFBpp0071644GR58AFBpp0071648GR58BFBpp0071643GR58CFBpp0071887GR59CFBpp0071886GR59DFBpp0072024GR59EFBpp0071968GR59FFBpp0072482GR61AFBpp0113004GR63AFBpp0073050GR64AFBpp0073051GR64BFBpp0301543GR64CFBpp0310846GR64DFBpp0099916GR64EFBpp0073057GR64FFBpp0289508GR66AFBpp0075849GR68AFBpp0077939GR77AFBpp0081694GR85AFBpp0088637GR89AFBpp0083274GR92AFBpp0083531GR93AFBpp0288675GR93BFBpp0083557GR93CFBpp0083739GR94AFBpp0311437GR97AFBpp0084554GR98AFBpp0084556GR98BFBpp0084557GR98CFBpp0084558GR98DFBpp0086817GRAPFBpp0084482GRASSFBpp0071477GRAUFBpp0078265GRCR1FBpp0070504GRCR2FBpp0074896GRIMFBpp0079313GRKFBpp0305080GRMFBpp0304599GRNDFBpp0089115GROUFBpp0086795GRPEFBpp0110109GS1FBpp0072363GSBNFBpp0072349GSBFBpp0309910GSCFBpp0309124GSH1FBpp0085145GSK3HFBpp0298015GSKIPFBpp0080676GSTCDFBpp0099824GSTD1FBpp0082041GSTD2FBpp0082042GSTD3FBpp0082043GSTD4FBpp0082044GSTD5FBpp0082045GSTD6FBpp0082046GSTD7FBpp0086857GSTEEFBpp0305731GSTS1FBpp0080855GTPBAFBpp0305685GTR1FBpp0082790GTR3FBpp0078625GUADFBpp0079066GUDUFBpp0099977GUF1FBpp0301582GUSFBpp0309197GUTR1FBpp0082496GYSFBpp0081218GZLFBpp0078710H15FBpp0085248H1FBpp0306426H2AVFBpp0085249H2AFBpp0085281H2BFBpp0305716H33AFBpp0085250H3FBpp0082423H4FBpp0099504HAIRFBpp0303688HAKAIFBpp0304333HAMFBpp0288508HANGFBpp0112507HASPFBpp0111913HAYANFBpp0311793HBS1FBpp0074285HCD2FBpp0311451HCFFBpp0073173HDAC1FBpp0071085HDMFBpp0078971HEAT1FBpp0084985HECAFBpp0076412HELQFBpp0312175HEM6FBpp0085208HEMHFBpp0312141HEMOTFBpp0078162HEMFBpp0087092HENMTFBpp0073578HEPFBpp0290558HERC2FBpp0087945HEYFBpp0112070HEZFBpp0305326HFW1FBpp0086049HFW2FBpp0079790HGDFBpp0084375HGH1FBpp0072893HHATFBpp0099945HHFBpp0074899HIDFBpp0087688HIGFBpp0085567HILFBpp0303194HIP14FBpp0304253HIPPOFBpp0071028HIRAFBpp0311921HIWFBpp0083322HLESFBpp0083842HMDHFBpp0087197HMENFBpp0288398HMG2FBpp0311598HMGDFBpp0309731HMGZFBpp0078858HMH2FBpp0311724HMINFBpp0080168HMLLFBpp0423136HMOCFBpp0088333HMPBFBpp0084807HMSHFBpp0082997HMWFBpp0303412HMXFBpp0079350HNF4FBpp0291508HOBITFBpp0080722HOOKFBpp0071759HOTFBpp0307182HOWFBpp0079252HP1FBpp0078279HPF1FBpp0074824HPHPFBpp0312608HPS5FBpp0080927HR38FBpp0402891HR3FBpp0305535HR4FBpp0089291HR78FBpp0084131HR96FBpp0303146HRD1FBpp0088691HRSFBpp0080826HS2STFBpp0110266HSFFBpp0100010HSP22FBpp0301282HSP23FBpp0312157HSP26FBpp0312159HSP27FBpp0083974HSP68FB</text:span><text:soft-page-break/><text:span text:style-name="T2">pp0076223HSP6AFBpp0076225HSP6CFBpp0081956HSP70FBpp0082106HSP72FBpp0082105HSP74FBpp0075504HSP7AFBpp0082175HSP7BFBpp0082516HSP7DFBpp0086694HSP7EFBpp0305095HSP83FBpp0081732HTHFBpp0303078HTRA2FBpp0301121HTSFBpp0082108HUGINFBpp0081432HUNBFBpp0084382HXK1FBpp0084383HXK2FBpp0308671HYDFBpp0071406HYIFBpp0305756HZGFBpp0310320ICCRFBpp0071919ICE1FBpp0083418ICE2FBpp0306438ICHFBpp0086010ICLNFBpp0271781IDEFBpp0080417IDGF1FBpp0080418IDGF2FBpp0309719IDGF3FBpp0309782IDGF4FBpp0085849IDGF5FBpp0307649IDH3AFBpp0081988IDLCFBpp0079816IDUAFBpp0309768IF2AFBpp0075700IF2BFBpp0307983IF2GFBpp0081324IF4A3FBpp0297911IF4AFBpp0306017IF4EFBpp0072082IF5AFBpp0089136IF5FBpp0072144IF6FBpp0077218IFT57FBpp0078993IHOGFBpp0293344IKKBFBpp0082066ILF2FBpp0100134IM18FBpp0079527IMAFBpp0294037IMBFBpp0423162IMDHFBpp0311815IMDFBpp0072587IML1FBpp0311952IMPA3FBpp0073000IMPE2FBpp0073106IMPL2FBpp0293662INADFBpp0072605INDRAFBpp0074848INDY1FBpp0099666INDY2FBpp0077136INEFBpp0080103ING5FBpp0088273INHBFBpp0088368INO1FBpp0083185INO80FBpp0075739INP5EFBpp0076057INSL1FBpp0076058INSL2FBpp0076102INSL3FBpp0076101INSL4FBpp0422627INSL5FBpp0070390INSL6FBpp0070552INSL7FBpp0083519INSRFBpp0077426INSVFBpp0073007INT10FBpp0084842INT11FBpp0084433INT12FBpp0082713INT13FBpp0077627INT14FBpp0072077INT1FBpp0074254INT2FBpp0110478INT3FBpp0071178INT4FBpp0082313INT5FBpp0304673INT6FBpp0076132INT7FBpp0086186INT8FBpp0075250INT9FBpp0077841INTUFBpp0306903INX1FBpp0304593INX2FBpp0303338INX3FBpp0303218INX4FBpp0074467INX5FBpp0077031INX6FBpp0070994INX7FBpp0081862IPO9FBpp0073832IPOUFBpp0112280IPPKFBpp0072250IPYRFBpp0111921IR21AFBpp0304756IR25AFBpp0307914IR40AFBpp0271900IR75AFBpp0307913IR93AFBpp0305604IRS1FBpp0081445IRUFBpp0304862ISCA1FBpp0086954ISWIFBpp0309167ITA1FBpp0290568ITA2FBpp0086501ITA3FBpp0086503ITA4FBpp0423081ITA5FBpp0080990ITBNFBpp0309123ITBXFBpp0078684ITPAFBpp0078336ITPRFBpp0078273JAGNFBpp0073313JAKFBpp0084962JANAFBpp0084963JANBFBpp0085043JDPFBpp0309208JHAMTFBpp0307736JHD1FBpp0304953JIL1FBpp0112914JINGFBpp0072523JIP1FBpp0076483JIP3FBpp0310373JMJD4FBpp0303404JMJD6FBpp0291573JNKFBpp0070860JOSLFBpp0303456JRAFBpp0081930JUPITFBpp0070380K10FBpp0072072KAD2FBpp0087004KAD6FBpp0089382KAPC1FBpp0085089KAPC2FBpp0075283KAPC3FBpp0291777KAPR1FBpp0087524KAPR2FBpp0076270KARGFBpp0078634KBPFBpp0088074KBRASFBpp0073513KC1AFBpp0289608KCC2AFBpp0289972KCMF1FBpp0306030KCNABFBpp0110308KCNAEFBpp0111766KCNALFBpp0088599KCNASFBpp0288427KCNAWFBpp0310909KCNNFBpp0087961KDM4AFBpp0302636KDM4BFBpp0311492KDM5FBpp0302684KEBABFBpp0080596KELCFBpp0072038KENFBpp0308832KFAFBpp0077706KGP1FBpp0088350KGP24FBpp0073334KI10AFBpp0310067KI26LFBpp0071885KI59CFBpp0310756KIBRAFBpp0086227KIF1AFBpp0086328KINHFBpp0081254KIPFFBpp0289451KISHFBpp0072616KL61FBpp0084581KL98AFBpp0075683KLCFBpp0085872KLD10FBpp0305280KLFLFBpp0075260KLHDBFBpp0075762KLP68FBpp0311059KMOFBpp0082389KMT5AFBpp0311151KNIRFBpp0077870KNRLFBpp0307480KOIFBpp00779</text:span><text:soft-page-break/><text:span text:style-name="T2">05KP58FBpp0301190KPBAFBpp0307178KPBBFBpp0086197KPC1FBpp0086196KPC2FBpp0084728KPC3FBpp0309085KPC4FBpp0084549KPELFBpp0083611KPYKFBpp0310458KRAF1FBpp0310810KRH1FBpp0078823KRH2FBpp0075756KRI1FBpp0077694KRR1FBpp0305365KRUPFBpp0308428KTAP2FBpp0087975KTUFBpp0081861KU70FBpp0304880KXDL1FBpp0070403KZFBpp0291666L259FBpp0071994L2DTLFBpp0307666L2EFLFBpp0297547L2GLFBpp0087589L2K1FBpp0081194LABFBpp0079258LACB2FBpp0087044LACHFBpp0297902LAM0FBpp0076722LAMAFBpp0079113LAMB1FBpp0311281LAMC1FBpp0305369LAMCFBpp0086538LAP1FBpp0072910LAR4FBpp0076556LARKFBpp0290398LARPFBpp0303681LARFBpp0099495LASP1FBpp0080906LAFBpp0088104LBMFBpp0071630LBRFBpp0075465LCKFBpp0305735LCP1FBpp0087279LCP2AFBpp0305734LCP2FBpp0305732LCP3FBpp0087823LCP4FBpp0076701LCP51FBpp0076766LCP81FBpp0072335LCP9FBpp0072611LDAHFBpp0304375LDHFBpp0099709LEDL2FBpp0072255LETM1FBpp0288705LIASFBpp0303481LIGFBpp0084114LILIFBpp0073493LIMK1FBpp0076798LIN28FBpp0290602LIN54FBpp0087732LINESFBpp0271893LINTFBpp0079713LIP1FBpp0082239LIP3FBpp0078583LIPT2FBpp0089100LIS1FBpp0291652LIX1FBpp0081508LMBD2FBpp0081659LMLNFBpp0080860LOKFBpp0312610LOLA1FBpp0309831LOLA4FBpp0085956LOLALFBpp0271918LONMFBpp0080076LOQSFBpp0083317LOVGFBpp0303264LOVFBpp0071255LOZENFBpp0302596LPHNFBpp0080522LRCHFBpp0083846LSD1FBpp0073784LSD2FBpp0074594LSDAFBpp0308653LSG1FBpp0073458LSM12FBpp0073484LSP1AFBpp0311765LSP1BFBpp0072365LSP1GFBpp0311507LSP2FBpp0071303LST8FBpp0074742LTN1FBpp0289083LTOR2FBpp0297292LTOR3FBpp0303128LTOR4FBpp0308558LTV1FBpp0303658LUBELFBpp0311537LUC7LFBpp0070596LVAFBpp0307718LYSBFBpp0072530LYSDFBpp0072526LYSEFBpp0072529LYSPFBpp0072527LYSSFBpp0293022LYSTFBpp0072533LYSXFBpp0303735LZTR1FBpp0083400M3K7LFBpp0077011M3K7FBpp0292850M3KSLFBpp0288908MA1A1FBpp0085235MA205FBpp0081522MAAI1FBpp0081520MAAI2FBpp0070855MAB21FBpp0080060MABIFBpp0303427MADDFBpp0304648MADFBpp0088574MAELFBpp0087838MAL1FBpp0087826MAL2FBpp0087837MAL3FBpp0308978MAMFBpp0311863MAN1FBpp0306417MAN2FBpp0292066MAPK2FBpp0310030MARFFBpp0311207MARSFBpp0073116MASFBpp0311541MAXFBpp0070856MB21LFBpp0070114MBB1AFBpp0082081MBDR2FBpp0307871MBLFBpp0077798MBMFBpp0076770MBNFBpp0074786MBOA5FBpp0311694MBOA6FBpp0078889MBOA7FBpp0085460MCCBFBpp0080257MCESFBpp0081004MCM10FBpp0081317MCM2FBpp0070729MCM3FBpp0311783MCM4FBpp0081756MCM5FBpp0070913MCM6FBpp0076312MCM7FBpp0078978MCMBPFBpp0082647MCMRFBpp0303039MCTPFBpp0070832MCTS1FBpp0300166MCUFBpp0086914MDR49FBpp0076719MDR65FBpp0086748MECRFBpp0305737MED10FBpp0074821MED11FBpp0074653MED12FBpp0111743MED13FBpp0311212MED14FBpp0077722MED15FBpp0071684MED16FBpp0082980MED17FBpp0070295MED18FBpp0311801MED19FBpp0078118MED1FBpp0302978MED20FBpp0112462MED21FBpp0070160MED22FBpp0071814MED23FBpp0076417MED24FBpp0083234MED25FBpp0088314MED26FBpp0078361MED27FBpp0084211MED28FBpp0087251MED29FBpp0072457MED30FBpp0078496MED31FBpp0076599MED4FBpp0081640MED6FBpp0</text:span><text:soft-page-break/><text:span text:style-name="T2">081787MED7FBpp0085609MED8FBpp0289888MED9FBpp0303551MEF2FBpp0291254MELTFBpp0312329MEPCEFBpp0311877MERHFBpp0088027MESDFBpp0084776MESH1FBpp0290183MESHFBpp0079219MET14FBpp0081744MET15FBpp0289552MET16FBpp0072696MET2FBpp0088450METKFBpp0310826METL5FBpp0306209MEX1FBpp0072720MFAP1FBpp0084635MFRNFBpp0071497MGNFBpp0075275MIBFBpp0074982MIC13FBpp0307187MIC60FBpp0297564MICALFBpp0111941MICU1FBpp0305231MIDNFBpp0311873MIGAFBpp0297341MILTFBpp0311799MINP1FBpp0309678MINY3FBpp0077507MIOFBpp0075003MIPFBpp0302814MIROFBpp0083967MK14CFBpp0083966MK38AFBpp0080111MK38BFBpp0073500MKS1FBpp0310544MLC1FBpp0300803MLC2FBpp0085367MLEFBpp0089346MLFFBpp0309996MLP1FBpp0312428MLP2FBpp0088688MLRFBpp0083478MMD4FBpp0079017MME1FBpp0078425MMS19FBpp0070297MMS22FBpp0070087MMSAFBpp0289737MNBFBpp0075117MO25FBpp0307973MOB1FBpp0088371MOB2FBpp0079573MOB3FBpp0297918MOB4FBpp0289862MOC2AFBpp0084157MOC2BFBpp0311241MOCOSFBpp0075935MOCS1FBpp0305606MOCS3FBpp0289215MODIFBpp0082798MODSPFBpp0085233MODUFBpp0071213MOEHFBpp0070794MOFFBpp0077079MON1FBpp0290447MON2FBpp0292162MOODYFBpp0078467MORN4FBpp0075252MOX11FBpp0305421MOX12FBpp0401490MP1FBpp0311634MP20FBpp0306592MPC1FBpp0306890MPIPFBpp0079789MPNDFBpp0079209MPPE1FBpp0078636MPU1FBpp0088286MPV17FBpp0083225MRM2FBpp0074739MRM3FBpp0293947MRPP3FBpp0085875MRRP1FBpp0078786MS2AFBpp0078788MS2BFBpp0084288MS57AFBpp0084289MS57BFBpp0308307MS57CFBpp0081103MS84AFBpp0081106MS84CFBpp0081107MS84DFBpp0072571MSD1FBpp0072608MSD5FBpp0301208MSH2FBpp0075399MSH6FBpp0073470MSHNFBpp0112339MSIR6FBpp0080674MSL1FBpp0077260MSL2FBpp0076635MSL3FBpp0293341MSPSFBpp0303210MSRAFBpp0081772MSRBFBpp0079221MSS4FBpp0311668MSTAAFBpp0312074MSTFBpp0306744MT1FBpp0311981MT2FBpp0083292MT3FBpp0300409MT4FBpp0083917MTA70FBpp0303028MTAPFBpp0081476MTDCFBpp0077873MTEF3FBpp0083029MTEF5FBpp0083715MTG1FBpp0072472MTH10FBpp0304810MTH11FBpp0082214MTH12FBpp0072402MTH14FBpp0309136MTH1FBpp0076796MTH2FBpp0309186MTH3FBpp0086113MTH4FBpp0310692MTH5FBpp0076503MTH6FBpp0076449MTH7FBpp0302930MTH8FBpp0072473MTH9FBpp0072470MTHFBpp0086518MTKFBpp0085169MTNAFBpp0304097MTNBFBpp0112333MTNDFBpp0080968MTPFBpp0076340MTRMFBpp0290393MTSHFBpp0080213MTTFFBpp0070168MTU1FBpp0081591MTX1FBpp0312381MUL1FBpp0081027MUT7FBpp0303079MVLFBpp0290163MXTFBpp0079626MY31DFBpp0072567MY61FFBpp0089405MYBFBpp0082059MYCBPFBpp0303995MYCFBpp0310275MYO7AFBpp0083863MYODFBpp0290582MYS9FBpp0291042MYSAFBpp0072306MYSNFBpp0076320MYSP1FBpp0070202NA30AFBpp0083238NAA25FBpp0072187NAA35FBpp0089006NAA60FBpp0100038NAA80FBpp0070763NAAT1FBpp0291243NABFBpp0086971NACAFBpp0401613NACHFBpp0073675NADEFBpp0080647NAF1FBpp0290783NAGAFBpp0083146NANOSFBpp0110523NARFFBpp0074479NARYAFBpp0301016NASPFBpp0071217NAT10FBpp0307962NAT9FBpp0081319NAZOFBpp0310999NBEAFBpp0080256NC2BFBpp0074671NCAHFBpp0085011NCASEFBpp0070652NCBP1FBpp</text:span><text:soft-page-break/><text:span text:style-name="T2">0082973NCBP2FBpp0081226NCDNFBpp0311231NCDFBpp0307190NCKXHFBpp0292911NCKXFBpp0077679NCKFBpp0078880NCPRFBpp0083879NDC1FBpp0297079NDCFBpp0112072NDE1FBpp0308545NDGFBpp0311978NDKAFBpp0072170NDNFu(FBpp0076677NDSTFBpp0083571NDUAAFBpp0081683NDUF4FBpp0311993NDUF6FBpp0081828NDUF7FBpp0071128NDUS1FBpp0072975NDUS3FBpp0074481NDUS4FBpp0082645NDUS8FBpp0084420NEC2FBpp0074128NECAPFBpp0289746NEDD4FBpp0309711NEDD8FBpp0303402NELFAFBpp0071034NELFBFBpp0074080NELFDFBpp0076374NELFEFBpp0290492NEMFFBpp0296952NEMOFBpp0074150NEMPFBpp0312058NEMSFBpp0310251NEMUFBpp0084637NENYAFBpp0070646NEP1FBpp0293663NEP2FBpp0300207NEP3FBpp0083345NEP4FBpp0075984NEPR1FBpp0310420NEPFBpp0080867NESDFBpp0311922NETAFBpp0291228NETBFBpp0071240NEUFCFBpp0081481NEURFBpp0088375NFKB1FBpp0079874NFS1FBpp0072385NFT1FBpp0070051NFU1FBpp0070499NG1FBpp0070514NG3FBpp0070513NG4FBpp0307273NGLY1FBpp0307465NH2L1FBpp0084465NHK1FBpp0305289NHP2FBpp0306637NICAFBpp0080392NIF3LFBpp0089001NIJAFBpp0074832NIJBFBpp0082288NINABFBpp0079064NINACFBpp0081880NINAGFBpp0302745NINLFBpp0110411NIPBFBpp0074035NIPSNFBpp0087933NITOFBpp0293593NKAINFBpp0084501NKAPFBpp0074806NKDFBpp0077735NLEFBpp0084918NLPFBpp0078410NMDA1FBpp0076451NMTFBpp0309520NNADFBpp0074800NNRDFBpp0288673NNREFBpp0070616NO66FBpp0075937NOC1LFBpp0081001NOC2LFBpp0081117NOC3LFBpp0112131NOCTFBpp0080215NOCFBpp0073363NODFBpp0289874NOG1FBpp0078400NOIFBpp0082727NOL6FBpp0086393NOL9FBpp0072768NOM1FBpp0074012NONAFBpp0087347NOP10FBpp0312516NOP14FBpp0071193NOP53FBpp0074330NOSIPFBpp0079777NOSFBpp0070483NOTCHFBpp0075193NOTUMFBpp0312097NOTFBpp0306419NOVAFBpp0076932NPC1BFBpp0077492NPC2FBpp0300637NPFRFBpp0304075NPFFBpp0084267NPL4FBpp0288531NPLP1FBpp0312403NPLP2FBpp0075128NPLP3FBpp0306800NPLP4FBpp0074122NPRL2FBpp0075528NPRL3FBpp0312573NRBPFBpp0297081NRGFBpp0075081NRTFBpp0075730NRX4FBpp0084636NSDFBpp0305541NSE1FBpp0073585NSF1FBpp0311095NSF2FBpp0072907NSMAFBpp0070637NSUN2FBpp0289234NSUN5FBpp0303878NSYBFBpp0072004NT56FBpp0300971NTAQ1FBpp0422664NTM1FBpp0079710NU107FBpp0083695NU133FBpp0309144NU153FBpp0309200NU154FBpp0079788NU160FBpp0297623NU188FBpp0390631NU1MFBpp0074567NU205FBpp0071905NU214FBpp0100175NU2MFBpp0304412NU301FBpp0100181NU3MFBpp0100184NU4LMFBpp0390632NU4MFBpp0390633NU5MFBpp0100185NU6MFBpp0073659NU931FBpp0080448NUBP1FBpp0077868NUBP2FBpp0306285NUBPLFBpp0076693NUDELFBpp0288840NULLOFBpp0308609NUMBFBpp0074372NUP35FBpp0304467NUP37FBpp0087861NUP50FBpp0087063NUP54FBpp0083195NUP58FBpp0086294NUP62FBpp0085954NUP75FBpp0082137NUP88FBpp0083851NUP98FBpp0073041NUTCFBpp0112384NVDFBpp0310643NWKFBpp0073267NXF1FBpp0088483NXF2FBpp0072150NXT1FBpp0077459OAFFBpp0303555OAMBFBpp0078132OARFBpp0074729OATFBpp0087122OAZFBpp0075050OB10FBpp0297995OB19AFBpp0076995OB19DFBpp0079083OB28AFBpp0085672OB56AFBpp0311727OB56DFBpp0085637OB56HFBpp0085606OB57AFBpp0309582OB57BFBpp0085604</text:span><text:soft-page-break/><text:span text:style-name="T2">OB57CFBpp0289082OB57DFBpp0085577OB57EFBpp0071781OB59AFBpp0075687OB69AFBpp0074737OB76AFBpp0311428OB83AFBpp0289293OB84AFBpp0084816OB99AFBpp0305400OB99BFBpp0077588OBA5FBpp0112375OBSCNFBpp0078795OBSTEFBpp0305129OCAD1FBpp0304263OCTB1FBpp0303153OCTB2FBpp0288773OCTB3FBpp0306892OCTLFBpp0077246ODDFBpp0084735ODPBFBpp0301023ODR4FBpp0308981OFUT1FBpp0070283OFUT2FBpp0308258OGFD1FBpp0071168OGG1FBpp0423137OLA1FBpp0303589OMBFBpp0088173ONECFBpp0308727OPA31FBpp0306233OPAPFBpp0078477OPAFBpp0072703OPI10FBpp0083266OPS1FBpp0083111OPS2FBpp0083284OPS3FBpp0075097OPS4FBpp0309539OPS5FBpp0312616OPS6FBpp0302920OPTIXFBpp0312370OR10AFBpp0073938OR13AFBpp0070028OR19AFBpp0070002OR19BFBpp0070069OR1AFBpp0077541OR22AFBpp0077542OR22BFBpp0077499OR22CFBpp0077382OR23AFBpp0288403OR24AFBpp0070381OR2AFBpp0079371OR30AFBpp0079862OR33AFBpp0079863OR33BFBpp0079864OR33CFBpp0080339OR35AFBpp0085388OR42AFBpp0085387OR42BFBpp0088122OR43AFBpp0087962OR43BFBpp0087587OR45AFBpp0087602OR45BFBpp0089408OR46BFBpp0087212OR47AFBpp0087262OR47BFBpp0087029OR49AFBpp0086894OR49BFBpp0085645OR56AFBpp0071932OR59AFBpp0071930OR59BFBpp0071929OR59CFBpp0072847OR63AFBpp0076712OR65AFBpp0076713OR65BFBpp0076714OR65CFBpp0076104OR67AFBpp0076149OR67BFBpp0076029OR67CFBpp0076026OR67DFBpp0089412OR69AFBpp0075412OR71AFBpp0075008OR74AFBpp0071134OR7AFBpp0078616OR82AFBpp0078441OR83AFBpp0078269OR83CFBpp0081326OR85AFBpp0081383OR85BFBpp0081382OR85CFBpp0081361OR85DFBpp0301983OR85EFBpp0081506OR85FFBpp0082351OR88AFBpp0083295OR92AFBpp0083734OR94AFBpp0083735OR94BFBpp0084595OR98AFBpp0312615OR98BFBpp0071396OR9AFBpp0307680ORAI1FBpp0423157ORB2FBpp0088033ORC1FBpp0082329ORC2FBpp0080120ORC5FBpp0087566ORC6FBpp0078438ORCOFBpp0083983ORCTFBpp0071956ORDFBpp0310181ORK1FBpp0078077ORMDLFBpp0083854ORNFBpp0088543OSAFBpp0289548OSCFBpp0075139OSGEPFBpp0301156OSGP2FBpp0081435OSKAFBpp0304907OSM1FBpp0290711OSPFBpp0071279OST48FBpp0091036OST4FBpp0074790OSTAFBpp0304680OSTCFBpp0085947OTEFBpp0312397OTOPFBpp0309637OTPFBpp0303184OTU1FBpp0079577OTUBLFBpp0089325OTUFBpp0081395OUIBFBpp0291128OVOFBpp0073975PA1B2FBpp0087863PABP2FBpp0085919PABPFBpp0072323PAINFBpp0074060PAKMFBpp0087473PAL1FBpp0312237PAL2FBpp0087735PAN2FBpp0072861PAN3FBpp0111569PANG2FBpp0071541PANXFBpp0070227PAPD1FBpp0086303PAR16FBpp0298281PARGFBpp0077132PARISFBpp0308636PARLFBpp0112608PARPFBpp0305997PATHFBpp0072662PATJFBpp0099810PAX6FBpp0078304PBP6FBpp0080207PBURSFBpp0110147PCATFBpp0075833PCID2FBpp0085880PCKGFBpp0303033PCLFBpp0080803PCNA2FBpp0085619PCNAFBpp0309618PCXFBpp0078059PCFBpp0310380PDE11FBpp0306255PDE1FBpp0305507PDE4AFBpp0079352PDE6DFBpp0303081PDE6FBpp0310596PDE8FBpp0303421PDE9AFBpp0300789PDFRFBpp0084396PDFFBpp0311643PDIA6FBpp0312224PDIFBpp0111805PDKFBpp0111554PDM1FBpp0309439PDM2BFBpp0305420PDPK1FBpp0305377PEB1FBpp0311650PEB2FBpp0309999PEB3FBpp0111820PELIFBpp00794</text:span><text:soft-page-break/><text:span text:style-name="T2">44PELOFBpp0309291PEN2FBpp0076918PENGFBpp0079501PEO1FBpp0309262PEPEFBpp0309178PEPT1FBpp0074963PEPFBpp0082932PERCFBpp0088343PEROFBpp0070455PERFBpp0079445PESCFBpp0289420PESTEFBpp0305188PEX12FBpp0304954PFD2FBpp0081882PFD3FBpp0076858PFD4FBpp0290701PFD5FBpp0303214PFD6FBpp0087506PFKAFBpp0070350PGAM5FBpp0070812PGAP1FBpp0077703PGAP2FBpp0085453PGAP3FBpp0306279PGKFBpp0075247PGMFBpp0074464PGP2LFBpp0076164PGPLAFBpp0297234PGPLBFBpp0088492PGPLCFBpp0113069PGPLDFBpp0300347PGPLEFBpp0076167PGPLFFBpp0073358PGPSAFBpp0076519PGPSDFBpp0075107PGSB1FBpp0087788PGSC2FBpp0076523PH4HFBpp0076331PHAF1FBpp0312093PHB1FBpp0312576PHCL2FBpp0078894PHF5AFBpp0307805PHLPPFBpp0075344PHLPFBpp0072112PHMFBpp0088268PHOFBpp0070416PHPFBpp0084824PHSFBpp0085459PHTFFBpp0086645PHYLFBpp0071491PI5K1FBpp0291394PICALFBpp0086261PICOFBpp0312565PIEZOFBpp0305674PIEFBpp0070512PIG1FBpp0073008PIGBFBpp0080735PIGEFBpp0308218PIGVFBpp0310802PIGZFBpp0078405PIMTFBpp0099833PINK1FBpp0077652PINOFBpp0311970PINTAFBpp0089226PIP1FBpp0071179PIP82FBpp0290690PIPAFBpp0074780PIPEFBpp0304330PIRAGFBpp0072021PITAFBpp0086048PITC1FBpp0309440PITH1FBpp0303127PITXFBpp0079755PIWIFBpp0296961PK1RFBpp0308661PKHF1FBpp0111810PKNFBpp0078393PKRAFBpp0305772PLBLFBpp0078042PLK4FBpp0075917PLODFBpp0085618PLUFBpp0300616PLXBFBpp0075693PMMFBpp0080807PMVKFBpp0076824PMYT1FBpp0077172PNCBFBpp0076990PNO1FBpp0288492PNPHFBpp0082675PNRFBpp0088658PNTFBpp0087869PNUTFBpp0307249PO210FBpp0302861POC1FBpp0079167POEFBpp0072234POFFBpp0303508POKFBpp0078142POLHFBpp0308676POLIFBpp0074608POLOFBpp0087294POLYPFBpp0078348POLZ2FBpp0075877POMT1FBpp0307386POMT2FBpp0311904POP7FBpp0074349PORCNFBpp0079218POREDFBpp0110325POXMFBpp0302942POXNFBpp0306442PP11FBpp0082067PP12FBpp0073834PP13FBpp0071381PP1BFBpp0310062PP2AFBpp0306613PP2B1FBpp0301546PP2B2FBpp0293728PP2B3FBpp0312200PP4CFBpp0071386PP4R2FBpp0311112PP4R3FBpp0099893PPAC1FBpp0100064PPAC2FBpp0083415PPANFBpp0074017PPIAFBpp0086101PPIEFBpp0100162PPK11FBpp0084817PPK19FBpp0074109PPK28FBpp0291051PPNFBpp0087744PPO2FBpp0291496PPO3FBpp0070883PPP6FBpp0079268PPR35FBpp0311872PPT1FBpp0079801PPT2FBpp0085996PPYFBpp0290959PR99CFBpp0308757PRDX2FBpp0082927PRDX3FBpp0079882PRDFBpp0305218PRELFBpp0311260PREPFBpp0076330PRI1FBpp0077899PRI2FBpp0088115PRIC1FBpp0077974PRKNFBpp0304634PRL1FBpp0076903PRODFBpp0089196PROFFBpp0072980PROMLFBpp0293146PROSFBpp0087663PRP38FBpp0084691PRP39FBpp0311982PRS4FBpp0076890PRS8FBpp0310201PSA1FBpp0082062PSA2FBpp0089041PSA3FBpp0085100PSA4LFBpp0071451PSA4FBpp0086066PSA5FBpp0087968PSA6FBpp0073989PSA71FBpp0083336PSA72FBpp0310089PSA73FBpp0075119PSB1FBpp0304788PSB2FBpp0081488PSB3FBpp0078448PSB4FBpp0311526PSCFBpp0086603PSD11FBpp0078664PSDEFBpp0306626PSDFBpp0303866PSF2FBpp0074400PSHFBpp0303405PSMD1FBpp0291495PSMD3FBpp0078024PSMD4FBpp0309260PSMD5FBpp0083687PSMD6FBpp0303270PSMD7FBpp0082314PSMD9FBpp0087159PSMF1FBpp0077850PSNFBpp0084904P</text:span><text:soft-page-break/><text:span text:style-name="T2">TC71FBpp0086872PTCD3FBpp0088443PTCFBpp0081503PTERFBpp0311968PTH2FBpp0087135PTK7FBpp0083945PTOV1FBpp0303419PTP10FBpp0072602PTP61FBpp0075645PTP69FBpp0292247PTP99FBpp0077277PTPAFBpp0083844PTPM1FBpp0088417PTPSFBpp0304550PTROFBpp0077872PTSSFBpp0072593PUF68FBpp0303341PUFFBpp0305823PUMFBpp0293248PUR1FBpp0308722PUR2FBpp0078851PUR4FBpp0073538PUR6FBpp0083395PURAFBpp0077806PUS10FBpp0076346PUS7FBpp0087323PWP1FBpp0089215PXDNFBpp0085167PYGOFBpp0077501PYGFBpp0072142PYMFBpp0088675PYR1FBpp0304005PYRD1FBpp0289671PYRDFBpp0311740PYRGFBpp0072423PYXFBpp0086974QCR9FBpp0076788QPCT1FBpp0077857QPCT2FBpp0078651QTCFBpp0073919QTMANFBpp0076201QTRT2FBpp0297295QUAIFBpp0113067QVRFBpp0075764R10ABFBpp0304179RAB26FBpp0085458RAB2FBpp0087352RAB3FBpp0077473RAB5FBpp0312096RAB6FBpp0083891RAB7FBpp0085658RABEPFBpp0304252RAC1FBpp0305023RAC2FBpp0290882RAD50FBpp0084955RAD51FBpp0077357RAD54FBpp0083780RAD60FBpp0071600RAE1FBpp0080775RAGP1FBpp0070559RALAFBpp0075369RANLFBpp0073328RANFBpp0292253RAP1FBpp0081600RAS1FBpp0073068RAS2FBpp0297875RB27CFBpp0077582RB3GPFBpp0306562RB87FFBpp0084463RB97DFBpp0077900RBBP5FBpp0070141RBFFBpp0079885RBGPRFBpp0087648RBM8AFBpp0292664RBP16FBpp0081754RBP1FBpp0293235RBP2FBpp0312425RBP9XFBpp0300874RBX1AFBpp0072446RBX1BFBpp0076782RCC1FBpp0073651RCL1FBpp0304106RDGBFBpp0309721RDGCFBpp0099767RDXFBpp0099683REF2PFBpp0072460REG2FBpp0072332REG5FBpp0081458RENRFBpp0073433RENT1FBpp0086175RESILFBpp0075134RETINFBpp0302983RETMFBpp0072456REV1FBpp0081356RFA1FBpp0099511RFC1FBpp0073120RFC2FBpp0070811RFT1FBpp0305817RG190FBpp0306217RG68FFBpp0081099RG84CFBpp0310730RG92BFBpp0078390RGAFBpp0083666RGSFBpp0088796RHDF1FBpp0078342RHEBFBpp0309266RHGFFBpp0086056RHINOFBpp0086354RHO1FBpp0293883RHOLFBpp0305409RHOMFBpp0078164RIC1FBpp0311994RIC8FBpp0086441RIF1FBpp0081260RIFKFBpp0085564RIGFBpp0077576RIM2FBpp0084614RING1FBpp0076549RINT1FBpp0304571RIPLFBpp0079552RIPFBpp0079648RIR1FBpp0087152RIR2FBpp0306039RL10FBpp0309436RL11FBpp0078354RL13AFBpp0302626RL13FBpp0076359RL14FBpp0112466RL15FBpp0070942RL17FBpp0086103RL18AFBpp0305562RL18FBpp0072312RL19FBpp0070143RL22FBpp0071808RL23FBpp0309565RL24FBpp0307135RL27AFBpp0072957RL28FBpp0071519RL29FBpp0087610RL31FBpp0084959RL32FBpp0070153RL36FBpp0073844RL371FBpp0071888RL372FBpp0291726RL37AFBpp0306998RL38FBpp0072094RL39FBpp0307759RL3FBpp0306837RL40FBpp0084617RL4FBpp0311121RL5FBpp0309987RL7AFBpp0310250RL7FBpp0072802RL8FBpp0309201RL9FBpp0306232RLA0FBpp0304265RLA1FBpp0086252RLA2FBpp0083406RLIPFBpp0081879RLP24FBpp0082540RM09FBpp0077783RM10FBpp0082412RM11FBpp0088360RM13FBpp0081384RM19FBpp0074104RM22FBpp0288404RM23FBpp0078694RM24FBpp0303669RM28FBpp0085121RM32FBpp0070623RM33FBpp0083569RM35FBpp0075425RM39FBpp0086531RM41FBpp0083665RM45FBpp0309878RM49FBpp0079304RM51FBpp0088016RM52FBpp0083168RM55FBpp0292155RMC1FBpp0073304RME6FBpp0083052RN181FBpp0077750RNH2AFBpp0</text:span><text:soft-page-break/><text:span text:style-name="T2">306999RNKFBpp0072431RNOFBpp0070720RNP4FFBpp0087449RNZFBpp0303173RNFBpp0084670ROA1FBpp0075042ROGDIFBpp0302752ROPFBpp0079568ROR1FBpp0086841ROR2FBpp0084461ROUGHFBpp0086640RPA1FBpp0077714RPA2FBpp0078433RPAB2FBpp0084067RPAB5FBpp0307611RPAC2FBpp0111291RPAP2FBpp0080564RPB11FBpp0073387RPB1FBpp0310926RPB2FBpp0302530RPB4FBpp0312065RPB9FBpp0087085RPC2FBpp0293863RPC6FBpp0079946RPF1FBpp0082984RPF2FBpp0074886RPRFBpp0083663RRF2MFBpp0309168RRP12FBpp0082462RRP15FBpp0080052RRP1LFBpp0288680RRP1FBpp0084016RRP5FBpp0085693RRP8FBpp0084564RS10AFBpp0074501RS10BFBpp0087115RS11FBpp0075612RS12FBpp0312104RS13FBpp0071051RS14AFBpp0073625RS15AFBpp0087321RS15BFBpp0309759RS16FBpp0076207RS17FBpp0085585RS18FBpp0309135RS19AFBpp0083905RS19BFBpp0083371RS20FBpp0307130RS21FBpp0086701RS23FBpp0081845RS25FBpp0312181RS26FBpp0079606RS27AFBpp0310057RS28FBpp0306740RS29FBpp0303531RS2FBpp0300615RS3AFBpp0312066RS3FBpp0312080RS4FBpp0309958RS5AFBpp0082465RS5BFBpp0071087RS6FBpp0088440RS7FBpp0099686RS8FBpp0309532RS9FBpp0293061RSMBFBpp0070277RSSAFBpp0297230RT06FBpp0304503RT07FBpp0082513RT10FBpp0300988RT12FBpp0071771RT15FBpp0086704RT16FBpp0083962RT24FBpp0073762RT25FBpp0074887RT26FBpp0088679RTBPFBpp0070316RTCAFBpp0080746RTCBFBpp0304672RTEL1FBpp0309752RTF1FBpp0304131RTRVFBpp0087015RTTNFBpp0303793RU17FBpp0083134RU1CFBpp0088015RU2AFBpp0083713RUMIFBpp0311837RUNTFBpp0081704RUVB1FBpp0074756RUVB2FBpp0079182RUXEFBpp0087118RUXFFBpp0074151RUXGFBpp0070854RUXFBpp0305603RX21FBpp0309625RXFBpp0311444RYARFBpp0302660RYAFBpp0303242RYK1FBpp0307787RYK2FBpp0293114RYRFBpp0112171S35B1FBpp0293851S35B2FBpp0075039S35B3FBpp0070839S35B4FBpp0308637S35E1FBpp0088864S39ADFBpp0087701S46FBpp0076785S53A1FBpp0087119S61G1FBpp0309475S61G2FBpp0074405S6KLFBpp0072546SAC1FBpp0072886SAHH2FBpp0089085SAHH3FBpp0312000SAHHFBpp0300458SALAFBpp0088852SALMFBpp0086555SAM50FBpp0084307SAMCFBpp0072224SAMTRFBpp0087227SANFBpp0312505SAP18FBpp0310514SAP30FBpp0082658SAP47FBpp0293535SARM1FBpp0070719SAS10FBpp0084912SAS6FBpp0306906SASFBpp0083749SAVFBpp0306394SAYPFBpp0308344SBKHFBpp0309425SBNOFBpp0087786SC1AFBpp0073268SC5A6FBpp0083084SC5A7FBpp0309974SC6A4FBpp0085397SCARFFBpp0086969SCAFBpp0082507SCC4FBpp0402895SCHI1FBpp0308940SCLLAFBpp0081580SCMFBpp0303273SCN60FBpp0303597SCNAFBpp0072723SCOTFBpp0300852SCRIBFBpp0075149SCRTFBpp0423170SCRFBpp0310402SCWFBpp0087709SDA1FBpp0309695SDCFBpp0087881SDF2AFBpp0303465SDF2BFBpp0085737SDHAFBpp0085489SDHBFBpp0082759SDHF3FBpp0310037SDHF4FBpp0309170SDKFBpp0311988SEC13FBpp0087519SEELEFBpp0087937SEH1FBpp0073414SELGFBpp0304685SELTFBpp0302962SEM1AFBpp0079031SEM1FBpp0086238SEM2AFBpp0075784SEM5CFBpp0080342SEMP1FBpp0077991SEMSFBpp0078648SENJUFBpp0076349SEPIAFBpp0076897SEPT1FBpp0083352SEPT2FBpp0084878SER1FBpp0084877SER3FBpp0308322SER7FBpp0076185SERBFBpp0084759SERCFBpp0311403SERFLFBpp0310538SERRFBpp0112027SESNFBpp0112593SET</text:span><text:soft-page-break/><text:span text:style-name="T2">1FBpp0073610SET2FBpp0111689SETB1FBpp0070998SETD3FBpp0082521SETFBpp0072494SF3B3FBpp0081484SF3B5FBpp0076723SF3B6FBpp0078554SFXN1FBpp0074792SFXN2FBpp0112092SGF11FBpp0304140SGGFBpp0309743SGO1FBpp0086158SGPLFBpp0075827SGS3FBpp0312344SGS4FBpp0082902SGS5FBpp0075826SGS7FBpp0075891SGS8FBpp0291704SH3BGFBpp0306589SH3G3FBpp0111481SHAKBFBpp0086382SHARKFBpp0310500SHAWNFBpp0301014SHEPFBpp0081123SHQ1FBpp0309010SHRMFBpp0082060SIASFBpp0302887SICKFBpp0303156SIF1FBpp0291029SIFARFBpp0293592SIFAFBpp0084244SIL1FBpp0310749SIMAFBpp0082178SIMFBpp0086616SIN1FBpp0290897SINALFBpp0075091SINAFBpp0074092SINGLFBpp0071058SINGFBpp0070817SIR4FBpp0293897SIR6FBpp0084733SIR7FBpp0080015SIRT1FBpp0310647SIRT2FBpp0073317SISAFBpp0296946SKEL2FBpp0303287SKYFBpp0084778SLBPFBpp0310895SLCAFBpp0310892SLCBFBpp0081711SLELFBpp0081709SLEFBpp0083968SLIMPFBpp0088159SLIP1FBpp0303578SLITFBpp0289088SLMOFBpp0303549SLOBFBpp0303415SLOUFBpp0303318SLOFBpp0077188SLP1FBpp0077189SLP2FBpp0084787SLU7FBpp0290511SLX1FBpp0310825SLX4FBpp0307162SLY1FBpp0078631SMAL1FBpp0288419SMBTFBpp0075684SMD1FBpp0081234SMD2FBpp0087094SMD3FBpp0309979SMG1FBpp0079708SMG8FBpp0070335SMG9FBpp0288542SMGFBpp0070967SMIM4FBpp0302954SMNFBpp0077788SMOFBpp0079496SMRCDFBpp0076580SMSR1FBpp0305371SMUF1FBpp0080298SNAIFBpp0111746SNAKFBpp0077417SNAPNFBpp0074609SNAPFBpp0304417SND1FBpp0086771SNGFBpp0306188SNKYFBpp0306056SNMP1FBpp0306711SNMP2FBpp0110435SNP25FBpp0080859SNPFFBpp0070716SNRPAFBpp0311343SO74DFBpp0077247SOBFBpp0075958SODCFBpp0308571SODEFBpp0311603SODMFBpp0309304SOGFBpp0081550SONFBpp0079091SOSSBFBpp0310827SOSSCFBpp0080118SOSFBpp0082399SOTIFBpp0309947SOX14FBpp0086702SOX15FBpp0292885SOYBFBpp0089177SOu(FBpp0305543SP27AFBpp0079171SP28DFBpp0289586SP42DFBpp0311802SP77BFBpp0082595SP88EFBpp0078501SPARTFBpp0083918SPASTFBpp0082158SPC25FBpp0084801SPCS1FBpp0309255SPCS2FBpp0293581SPCS3FBpp0077781SPENFBpp0083832SPEFBpp0088549SPINFBpp0080884SPIRFBpp0080809SPITZFBpp0288961SPN1FBpp0082637SPNEFBpp0303112SPNFFBpp0085657SPO11FBpp0302587SPRIFBpp0308828SPRFBpp0086690SPS1FBpp0079588SPS2FBpp0072743SPT16FBpp0084476SPT2FBpp0086953SPT4HFBpp0085716SPT5HFBpp0070861SPT6HFBpp0305100SPTCAFBpp0306507SPTCBFBpp0073004SPYFBpp0305763SPZ2FBpp0079183SPZ3FBpp0293785SPZ4FBpp0072881SPZ5FBpp0084507SPZFBpp0082320SQDFBpp0308587SQHFBpp0083147SQZFBpp0310844SRAFBpp0307255SRC42FBpp0310444SRC64FBpp0309973SRFFBpp0076467SRP09FBpp0076589SRP19FBpp0076244SRP68FBpp0073336SRPRAFBpp0082669SRPFBpp0082983SRR1LFBpp0300515SRR55FBpp0085356SRRTFBpp0078996SRSF7FBpp0074266SRXFBpp0312402SRYAFBpp0312401SRYBFBpp0084725SRYCFBpp0084924SRYDFBpp0082729SSBPFBpp0084175SSHFBpp0074589SSKFBpp0072258SSLFBpp0072151SSRP1FBpp0077930ST7FBpp0303451STANFBpp0077658STARFBpp0306651STATFBpp0085962STAUFBpp0080265STCFBpp0304016STEEPFBpp0289362STEL1FBpp0289363STEL2FBpp0289364STEL3FBpp0289365STEL4FBpp0289369STEL5FBpp0289372STEL6FBpp0</text:span><text:soft-page-break/><text:span text:style-name="T2">289373STEL7FBpp0298298STEL8FBpp0086938STILFBpp0073955STIMFBpp0311271</text:span><text:span text:style-name="T1">O/STING</text:span><text:span text:style-name="T2">FBpp0110403STLKFBpp0310531STNAFBpp0310530STNBFBpp0293591STRT1FBpp0310459STUBFBpp0271816STUMFBpp0292260STX1AFBpp0070471STX4FBpp0080390STX5FBpp0086041SUBFBpp0073010SUCAFBpp0077496SUDXFBpp0297502SUFFBpp0301708SUHWFBpp0080261SUHFBpp0306754SULF1FBpp0073963SUNFBpp0074426SUOXFBpp0308614SUR8FBpp0076607SURF1FBpp0082571SURF4FBpp0083263SURF6FBpp0402894SURFBpp0070115SUSFBpp0075933SUURFBpp0082204SUV37FBpp0302536SUV39FBpp0312545SUV3FBpp0070146SUV42FBpp0070171SUWAFBpp0074686SUZ12FBpp0303463SUZ2FBpp0070884SWAFBpp0302050SWET1FBpp0303743SWMFBpp0071077SWSFBpp0303712SXLFBpp0077410SY65FBpp0089366SYACFBpp0076871SYAMFBpp0271782SYBFBpp0086373SYCCFBpp0291391SYDEFBpp0083898SYEPFBpp0086749SYF1FBpp0087342SYF2FBpp0071138SYFAFBpp0084021SYFBFBpp0086720SYFMFBpp0312479SYMMFBpp0078372SYMPKFBpp0099901SYNFBpp0084240SYQFBpp0073965SYRCFBpp0072334SYYMFBpp0074536T10BFBpp0073242T23OFBpp0083912T2AGFBpp0070177T2AHFBpp0081216T2FAFBpp0081786T2FBFBpp0307416TACHYFBpp0302532TAD2AFBpp0099776TAD2BFBpp0077401TAF10FBpp0079514TAF11FBpp0081918TAF12FBpp0305959TAF1BFBpp0293442TAF1FBpp0076090TAF2FBpp0113081TAF4FBpp0087335TAF5FBpp0074709TAF6FBpp0081253TAF7FBpp0074288TAF8FBpp0074237TAF9FBpp0077415TAFABFBpp0308365TAKTFBpp0289273TALAAFBpp0072050TALDOFBpp0082457TAM41FBpp0072188TAMOFBpp0071270TANNFBpp0305582TANTFBpp0292968TAOFBpp0310956TAPT1FBpp0074978TAPFBpp0086975TAZFBpp0081153TBA1FBpp0081565TBA2FBpp0081062TBA3FBpp0076122TBA4FBpp0081524TBB2FBpp0072177TBB3FBpp0076678TBBPFBpp0307274TBCEFBpp0077326TBG1FBpp0304827TBG2FBpp0089042TBH1FBpp0071596TBPFBpp0081890TBWKDFBpp0312024TCAB1FBpp0079211TCP4FBpp0083684TCPAFBpp0082788TCPGFBpp0312492TCTPFBpp0077509TDRKHFBpp0290143TEAFBpp0081560TEBPHFBpp0074615TECPRFBpp0292198TECTFBpp0086165TEFFBpp0311958TENAFBpp0303192TENMFBpp0111818TERAFBpp0074878TERMFBpp0306013TETFBpp0271915TEYFBpp0084525TF2AAFBpp0305673TF2BFBpp0086678TF2H1FBpp0291478TFB1MFBpp0081651TFB2MFBpp0086853TFDPFBpp0311644TFP11FBpp0072006TFP8LFBpp0304751TFS2FBpp0078925TGO1FBpp0077636TGTFBpp0288416THADAFBpp0080286THG1FBpp0311766THIO1FBpp0079436THIO2FBpp0070722THIOTFBpp0072056THOC5FBpp0312410THOC6FBpp0072425THOC7FBpp0309246THRFBpp0073196THUM1FBpp0078430TI17AFBpp0082080TI17CFBpp0078462TI17DFBpp0085289TI50AFBpp0072407TI50BFBpp0312448TI50CFBpp0088955TIDFBpp0309850TIGFBpp0077037TILBFBpp0071594TIM10FBpp0075820TIM13FBpp0288463TIM14FBpp0311409TIM16FBpp0083078TIM22FBpp0310233TIM8FBpp0073606TIM9FBpp0081722TIMPFBpp0401565TIMFBpp0072317TINA1FBpp0088712TINCFBpp0083485TINFBpp0070636TIP60FBpp0073076TIPEFBpp0271702TIPINFBpp0307374TIPTFBpp0305898TIS11FBpp0304920TITINFBpp0300865TIWAZFBpp0084070TLDFBpp0085071TLLFBpp0111701TLR1FBpp0303330TLR2FBpp0302735TM104FBpp0077043TM10AFBpp0301615TM120FBpp0086345TM131FBpp031163</text:span><text:soft-page-break/><text:span text:style-name="T2">6TM14FBpp0075098TM258FBpp0423125TM2D1FBpp0099588TM2D2FBpp0074261TM41FBpp0073782TMA16FBpp0070154TMA7FBpp0312604TMCFBpp0084133TMEDAFBpp0081576TMEDEFBpp0289218TMM11FBpp0076485TMM43FBpp0076533TMM70FBpp0290896TMTC1FBpp0077614TMTC2FBpp0071561TMTC3FBpp0082545TMTC4FBpp0311843TMX2FBpp0071661TNG11FBpp0309341TNG2FBpp0080677TNG6FBpp0303409TNKSFBpp0301709TNNC1FBpp0311639TNNC2FBpp0311345TNNC3FBpp0074298TNNIFBpp0301821TNNTFBpp0305890TO401FBpp0085338TO402FBpp0076547TO6BLFBpp0084069TOKFBpp0297411TOLL6FBpp0085638TOLL7FBpp0075360TOLL8FBpp0303187TOLLFBpp0312411TONSLFBpp0099689TOP1FBpp0304598TOP2FBpp0080787TOP3AFBpp0309042TOP3BFBpp0081613TOPIFBpp0304302TOPRSFBpp0088012TORSOFBpp0311758TORSFBpp0307598TORFBpp0083378TOTAFBpp0083380TOTBFBpp0083379TOTCFBpp0080844TOTEFBpp0080845TOTFFBpp0078708TOTMFBpp0083389TOTXFBpp0083381TOTZFBpp0082592TPC10FBpp0079574TPC13FBpp0084948TPISFBpp0088904TPM1FBpp0089270TPM2FBpp0086887TPP2FBpp0075246TPPC2FBpp0310769TPPPFBpp0304737TPRFBpp0303425TPSTFBpp0077965TR112FBpp0292385TRA1FBpp0088946TRA2FBpp0081569TRBIDFBpp0089379TRC8FBpp0304464TRCFBpp0087178TRE11FBpp0087180TRE12FBpp0071468TREAFBpp0304114TRF41FBpp0084094TRF42FBpp0075698TRFMFBpp0079164TRFFBpp0303179TRHFBpp0077893TRIBFBpp0293057TRIM9FBpp0111531TRISRFBpp0289411TRISSFBpp0079949TRM1FBpp0081593TRM44FBpp0072898TRM5FBpp0082832TRM71FBpp0083432TRM72FBpp0070317TRMBFBpp0304207TRPA1FBpp0308223TRPCGFBpp0307143TRPGFBpp0087557TRPLFBpp0084879TRPFBpp0070347TRRFBpp0075123TRSFFBpp0079667TRUNKFBpp0071116TRXR1FBpp0078166TRXR2FBpp0082406TRXFBpp0087257TRYAFBpp0311842TRYBFBpp0087224TRYDTFBpp0087256TRYEFBpp0087226TRYIFBpp0087258TRYTFBpp0087259TRYUFBpp0087260TRYZFBpp0073426TSGFBpp0085261TSHFBpp0306427TSLFBpp0070204TSN2AFBpp0077998TSR1FBpp0081805TTC14FBpp0080720TTC19FBpp0307812TTC30FBpp0075591TTC36FBpp0085479TTC4FBpp0112273TTD14FBpp0081255TTF2FBpp0085186TTKAFBpp0078935TTL3AFBpp0289333TTL3BFBpp0302935TTY1FBpp0303238TTY2FBpp0291542TUBEFBpp0071508TUDFBpp0309666TULPFBpp0312489TUTLFBpp0305518TUTTFBpp0290362TVP23FBpp0082352TWFFBpp0080412TWINEFBpp0311714TWISTFBpp0080955TWITFBpp0073396TXND5FBpp0311654TY3HFBpp0077263TYDP1FBpp0077363TYSYFBpp0303803U184FBpp0305600U2AF1FBpp0298005U2AF2FBpp0079045U2QL1FBpp0311248U389FBpp0079491U430FBpp0083124U488FBpp0271738U518FBpp0075282U520FBpp0079364U585FBpp0311588U587FBpp0086711UBA3FBpp0073354UBA5FBpp0088522UBC10FBpp0304449UBC2MFBpp0081076UBC84FBpp0082477UBCD1FBpp0305676UBCD2FBpp0311673UBCD4FBpp0078490UBCD6FBpp0083740UBCP1FBpp0075690UBE2CFBpp0298297UBE2NFBpp0312005UBE2SFBpp0080409UBIA1FBpp0073035UBIQPFBpp0085529UBL5FBpp0308590UBP2FBpp0070793UBP30FBpp0304458UBP32FBpp0076806UBP36FBpp0309404UBP64FBpp0073474UBP7FBpp0076802UBPEFBpp0312009UBR1FBpp0303730UBR3FBpp0082793UBXFBpp0077516UCHLFBpp0288805UCKFBpp0078803UCP4CFBpp0291436UEXFBpp0086402UFC1FBpp0075952UFD1FBpp0079663UFD4FBpp</text:span><text:soft-page-break/><text:span text:style-name="T2">0081157UFL1FBpp0111299UFM1FBpp0085517UFSP1FBpp0075316UFSP2FBpp0076647UGDHFBpp0074831UGGGFBpp0304650UK114FBpp0075938ULA1FBpp0083440UMPSFBpp0073066UN112FBpp0312199UN119FBpp0292144UN13BFBpp0074118UN93LFBpp0309491UNC4FBpp0081434UNC50FBpp0309017UNC5FBpp0303144UNC80FBpp0312602UNKFBpp0087667UNPGFBpp0079109URICFBpp0072215URIFBpp0113022URM1FBpp0289098US74CFBpp0081590USB1FBpp0076264USE1FBpp0302929USHFBpp0309148USO1FBpp0305937USPFBpp0071194UTP11FBpp0086314UTP18FBpp0080039UVRAGFBpp0311729UZIPFBpp0070584VA0D1FBpp0083793VA0D2FBpp0083086VACHTFBpp0312036VAGOFBpp0087668VAS1FBpp0401446VASA1FBpp0401448VASA2FBpp0080010VATA1FBpp0080001VATA2FBpp0082139VATBFBpp0288470VATCFBpp0086468VATD1FBpp0311750VATD2FBpp0311965VATEFBpp0086474VATF1FBpp0078234VATF2FBpp0311933VATGFBpp0080495VATHFBpp0085485VATLFBpp0112228VAVFBpp0100039VDACFBpp0076790VEINFBpp0298042VEPDFBpp0075692VERRFBpp0086898VGFBpp0087216VHLFBpp0075794VIAF1FBpp0070464VILYAFBpp0309623VINCFBpp0071946VIRFBpp0312020VIT1FBpp0308710VIT2FBpp0311924VIT3FBpp0080879VLSFBpp0077856VMA21FBpp0070105VNDFBpp0070844VNNL1FBpp0309511VNNL2FBpp0271898VP13DFBpp0084899VP16BFBpp0303585VP33AFBpp0081397VP35LFBpp0070045VPS11FBpp0301727VPS13FBpp0081459VPS16FBpp0070259VPS18FBpp0087774VPS25FBpp0070298VPS26FBpp0302051VPS28FBpp0075560VPS36FBpp0083022VPS39FBpp0310509VPS41FBpp0085829VPS51FBpp0079409VPS54FBpp0309447VPS72FBpp0076695VPS8FBpp0083716VRETFBpp0305434VTU1FBpp0311564VTU2FBpp0080099VTU3FBpp0310213VTU4FBpp0302662WACFBpp0304416WAGCFBpp0310572WAPLFBpp0085082WARTSFBpp0085541WASC2FBpp0079162WASC3FBpp0307917WASC4FBpp0291126WASC5FBpp0308667WASH1FBpp0084714WATFBpp0309412WBLFBpp0310008WCSDFBpp0071760WDPFBpp0079780WDR12FBpp0075581WDR1FBpp0303329WDR24FBpp0290415WDR26FBpp0304695WDR48FBpp0081907WDR55FBpp0310217WDR59FBpp0300435WDR6FBpp0079266WDR82FBpp0300790WDSFBpp0312450WDYFBpp0289359WECHFBpp0304607WEE1FBpp0303719WEKFBpp0083727WFS1FBpp0302573WGEFBpp0074388WGNFBpp0070468WHITEFBpp0309087WIF1FBpp0075947WLSFBpp0312393WNKFBpp0087596WNT2FBpp0088345WNT4FBpp0309792WNT5FBpp0082243WNT8FBpp0079060WNTGFBpp0291513WRNXOFBpp0084049WSCKFBpp0070862WUHOFBpp0087635WUNFBpp0079172WWOXFBpp0082172XDHFBpp0423201XMASFBpp0070638XPAFBpp0086505XPCFBpp0070624XPFFBpp0079278XPO1FBpp0080484XPO2FBpp0293470XPPFBpp0078973XRN2FBpp0082456XYLKFBpp0072782XYLTFBpp0085427Y0417FBpp0078431Y1161FBpp0311785Y1411FBpp0312029Y1552FBpp0304318Y1760FBpp0087466Y2744FBpp0310071Y3096FBpp0301012Y3427FBpp0310016Y34FFBpp0301042Y3556FBpp0074556Y4230FBpp0300877Y4443FBpp0310814Y5076FBpp0310817Y5078FBpp0303029Y5098FBpp0290357Y5521FBpp0083890Y5902FBpp0081843Y6693FBpp0071234Y7065FBpp0288874Y818FBpp0074214Y8611FBpp0075084Y9705FBpp0078595Y9776FBpp0081426Y9801FBpp0402906YAP1FBpp0082190YELF2FBpp0082191YELFFBpp0088184YELLHFBpp0070070YELLFBpp0303324YEMAFBpp0073620YIPPFBpp0073715YLFBpp0293463Y</text:span><text:soft-page-break/><text:span text:style-name="T2">MEL1FBpp0305121YPL1FBpp0072318YS11FBpp0072940YTDC1FBpp0084169YTHDFFBpp0075304Z600FBpp0099801ZASPFBpp0076380ZC3H3FBpp0087806ZC3HFFBpp0289717ZCHC8FBpp0074577ZELDAFBpp0081170ZEN1FBpp0081171ZEN2FBpp0072595ZER1FBpp0303588ZESTFBpp0303607ZFH1FBpp0088139ZFH2FBpp0083630ZFPL1FBpp0081863ZFY26FBpp0310303ZGPATFBpp0084965ZIPICFBpp0075628ZMY10FBpp0085185ZMYD8FBpp0071893ZN277FBpp0084689ZN330FBpp0292053ZN423FBpp0070952ZN593FBpp0071277ZPR1FBpp0423174ZSWM8FBpp0079900ZUCFBpp0070425ZW10FBpp0085138ZWILC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eva" svg:font-family="Geneva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8T15:16:01.214136436</dc:date>
    <meta:editing-duration>PT5M30S</meta:editing-duration>
    <meta:editing-cycles>1</meta:editing-cycles>
    <meta:document-statistic meta:table-count="0" meta:image-count="0" meta:object-count="0" meta:page-count="21" meta:paragraph-count="1" meta:word-count="1" meta:character-count="55779" meta:non-whitespace-character-count="55779"/>
  </office:meta>
</office:document-meta>
</file>